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VariableResolver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ariableResolverFactory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ariableResolverFactory.lookup(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VariableResolverFactory.release( Variabl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ariableResolverFactory.needsResolve( String express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